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13c70e"/>
    </style:style>
    <style:style style:name="P3" style:family="paragraph" style:parent-style-name="Standard">
      <style:text-properties officeooo:rsid="000611dd" officeooo:paragraph-rsid="00217b62"/>
    </style:style>
    <style:style style:name="P4" style:family="paragraph" style:parent-style-name="Standard">
      <style:text-properties officeooo:rsid="000611dd" officeooo:paragraph-rsid="0022a950"/>
    </style:style>
    <style:style style:name="P5" style:family="paragraph" style:parent-style-name="Standard">
      <style:text-properties officeooo:rsid="000759a7" officeooo:paragraph-rsid="000759a7"/>
    </style:style>
    <style:style style:name="P6" style:family="paragraph" style:parent-style-name="Standard">
      <style:text-properties officeooo:rsid="000759a7" officeooo:paragraph-rsid="00076c9d"/>
    </style:style>
    <style:style style:name="P7" style:family="paragraph" style:parent-style-name="Standard">
      <style:text-properties officeooo:rsid="000759a7" officeooo:paragraph-rsid="0013c70e"/>
    </style:style>
    <style:style style:name="P8" style:family="paragraph" style:parent-style-name="Standard">
      <style:text-properties officeooo:rsid="00076c9d" officeooo:paragraph-rsid="00076c9d"/>
    </style:style>
    <style:style style:name="P9" style:family="paragraph" style:parent-style-name="Standard">
      <style:text-properties officeooo:rsid="00076c9d" officeooo:paragraph-rsid="0013c70e"/>
    </style:style>
    <style:style style:name="P10" style:family="paragraph" style:parent-style-name="Standard">
      <style:text-properties officeooo:rsid="0007b38d" officeooo:paragraph-rsid="0007b38d"/>
    </style:style>
    <style:style style:name="P11" style:family="paragraph" style:parent-style-name="Standard">
      <style:text-properties officeooo:rsid="0007b38d" officeooo:paragraph-rsid="000915f3"/>
    </style:style>
    <style:style style:name="P12" style:family="paragraph" style:parent-style-name="Standard">
      <style:text-properties officeooo:rsid="0007b38d" officeooo:paragraph-rsid="000981bc"/>
    </style:style>
    <style:style style:name="P13" style:family="paragraph" style:parent-style-name="Standard">
      <style:text-properties officeooo:rsid="0007b38d" officeooo:paragraph-rsid="000f1dbb"/>
    </style:style>
    <style:style style:name="P14" style:family="paragraph" style:parent-style-name="Standard">
      <style:text-properties officeooo:rsid="0007b38d" officeooo:paragraph-rsid="0013c70e"/>
    </style:style>
    <style:style style:name="P15" style:family="paragraph" style:parent-style-name="Standard">
      <style:text-properties officeooo:rsid="0007b38d" officeooo:paragraph-rsid="001711fe"/>
    </style:style>
    <style:style style:name="P16" style:family="paragraph" style:parent-style-name="Standard">
      <style:text-properties officeooo:rsid="000fcf00" officeooo:paragraph-rsid="000fcf00"/>
    </style:style>
    <style:style style:name="P17" style:family="paragraph" style:parent-style-name="Standard">
      <style:text-properties officeooo:rsid="000fcf00" officeooo:paragraph-rsid="001711fe"/>
    </style:style>
    <style:style style:name="P18" style:family="paragraph" style:parent-style-name="Standard">
      <style:text-properties officeooo:rsid="0013c70e" officeooo:paragraph-rsid="0013c70e"/>
    </style:style>
    <style:style style:name="P19" style:family="paragraph" style:parent-style-name="Standard">
      <style:text-properties officeooo:rsid="001711fe" officeooo:paragraph-rsid="001711fe"/>
    </style:style>
    <style:style style:name="P20" style:family="paragraph" style:parent-style-name="Standard">
      <style:text-properties officeooo:rsid="0017154a" officeooo:paragraph-rsid="0017154a"/>
    </style:style>
    <style:style style:name="P21" style:family="paragraph" style:parent-style-name="Standard">
      <style:text-properties officeooo:rsid="0017154a" officeooo:paragraph-rsid="001995ac"/>
    </style:style>
    <style:style style:name="P22" style:family="paragraph" style:parent-style-name="Standard">
      <style:text-properties officeooo:rsid="0018b9ca" officeooo:paragraph-rsid="001995ac"/>
    </style:style>
    <style:style style:name="P23" style:family="paragraph" style:parent-style-name="Standard">
      <style:text-properties officeooo:rsid="001995ac" officeooo:paragraph-rsid="001995ac"/>
    </style:style>
    <style:style style:name="P24" style:family="paragraph" style:parent-style-name="Standard">
      <style:text-properties officeooo:rsid="001b11d7" officeooo:paragraph-rsid="001b11d7"/>
    </style:style>
    <style:style style:name="P25" style:family="paragraph" style:parent-style-name="Standard">
      <style:text-properties officeooo:rsid="0020039e" officeooo:paragraph-rsid="0020039e"/>
    </style:style>
    <style:style style:name="P26" style:family="paragraph" style:parent-style-name="Standard">
      <style:text-properties officeooo:rsid="00217b62" officeooo:paragraph-rsid="00217b62"/>
    </style:style>
    <style:style style:name="P27" style:family="paragraph" style:parent-style-name="Standard">
      <style:text-properties officeooo:rsid="00217b62" officeooo:paragraph-rsid="002210a5"/>
    </style:style>
    <style:style style:name="P28" style:family="paragraph" style:parent-style-name="Standard">
      <style:text-properties officeooo:rsid="0022a950" officeooo:paragraph-rsid="0022a950"/>
    </style:style>
    <style:style style:name="P29" style:family="paragraph" style:parent-style-name="Standard">
      <style:text-properties officeooo:rsid="000e8d2b" officeooo:paragraph-rsid="000f1dbb"/>
    </style:style>
    <style:style style:name="P30" style:family="paragraph" style:parent-style-name="Standard">
      <style:text-properties officeooo:rsid="0011b450" officeooo:paragraph-rsid="001995ac"/>
    </style:style>
    <style:style style:name="P31" style:family="paragraph" style:parent-style-name="Standard">
      <style:text-properties officeooo:rsid="001995ac" officeooo:paragraph-rsid="001995ac"/>
    </style:style>
    <style:style style:name="P32" style:family="paragraph" style:parent-style-name="Standard">
      <style:text-properties style:text-underline-style="solid" style:text-underline-width="auto" style:text-underline-color="font-color" fo:font-weight="bold" officeooo:rsid="0022a950" officeooo:paragraph-rsid="0022a950" fo:background-color="#ffff00"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22a950" officeooo:paragraph-rsid="00266525" fo:background-color="#ffff00" style:font-weight-asian="bold" style:font-weight-complex="bold"/>
    </style:style>
    <style:style style:name="P34" style:family="paragraph" style:parent-style-name="Standard">
      <style:text-properties officeooo:rsid="0022a950" officeooo:paragraph-rsid="0025ed61"/>
    </style:style>
    <style:style style:name="P35" style:family="paragraph" style:parent-style-name="Standard">
      <style:text-properties officeooo:rsid="0022a950" officeooo:paragraph-rsid="00266525"/>
    </style:style>
    <style:style style:name="P36" style:family="paragraph" style:parent-style-name="Standard">
      <style:text-properties officeooo:rsid="0022a950" officeooo:paragraph-rsid="0025ed61" fo:background-color="#ffff00"/>
    </style:style>
    <style:style style:name="P37" style:family="paragraph" style:parent-style-name="Standard">
      <style:text-properties officeooo:rsid="0025ed61" officeooo:paragraph-rsid="0025ed61" fo:background-color="#ffff00"/>
    </style:style>
    <style:style style:name="P38" style:family="paragraph" style:parent-style-name="Standard">
      <style:text-properties officeooo:rsid="00266525" officeooo:paragraph-rsid="00266525"/>
    </style:style>
    <style:style style:name="P39" style:family="paragraph" style:parent-style-name="Standard">
      <style:text-properties officeooo:rsid="000611dd" officeooo:paragraph-rsid="00298d9d"/>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style:style style:name="T5" style:family="text">
      <style:text-properties officeooo:rsid="000915f3"/>
    </style:style>
    <style:style style:name="T6" style:family="text">
      <style:text-properties fo:font-weight="bold" style:font-weight-asian="bold" style:font-weight-complex="bold"/>
    </style:style>
    <style:style style:name="T7" style:family="text">
      <style:text-properties fo:font-weight="bold" officeooo:rsid="00076c9d" style:font-weight-asian="bold" style:font-weight-complex="bold"/>
    </style:style>
    <style:style style:name="T8" style:family="text">
      <style:text-properties fo:font-weight="bold" officeooo:rsid="0011b450" style:font-weight-asian="bold" style:font-weight-complex="bold"/>
    </style:style>
    <style:style style:name="T9" style:family="text">
      <style:text-properties officeooo:rsid="000a0670"/>
    </style:style>
    <style:style style:name="T10" style:family="text">
      <style:text-properties officeooo:rsid="000b0b2c"/>
    </style:style>
    <style:style style:name="T11" style:family="text">
      <style:text-properties officeooo:rsid="000f1dbb"/>
    </style:style>
    <style:style style:name="T12" style:family="text">
      <style:text-properties officeooo:rsid="0011b450"/>
    </style:style>
    <style:style style:name="T13" style:family="text">
      <style:text-properties officeooo:rsid="00120831"/>
    </style:style>
    <style:style style:name="T14" style:family="text">
      <style:text-properties officeooo:rsid="0013c70e"/>
    </style:style>
    <style:style style:name="T15" style:family="text">
      <style:text-properties officeooo:rsid="0017154a"/>
    </style:style>
    <style:style style:name="T16" style:family="text">
      <style:text-properties officeooo:rsid="001995ac"/>
    </style:style>
    <style:style style:name="T17" style:family="text">
      <style:text-properties officeooo:rsid="001ce254"/>
    </style:style>
    <style:style style:name="T18" style:family="text">
      <style:text-properties officeooo:rsid="001eaf8a"/>
    </style:style>
    <style:style style:name="T19" style:family="text">
      <style:text-properties officeooo:rsid="0020039e"/>
    </style:style>
    <style:style style:name="T20" style:family="text">
      <style:text-properties officeooo:rsid="002210a5"/>
    </style:style>
    <style:style style:name="T21" style:family="text">
      <style:text-properties style:text-underline-style="solid" style:text-underline-width="auto" style:text-underline-color="font-color" fo:font-weight="bold" fo:background-color="#ffff00" loext:char-shading-value="0" style:font-weight-asian="bold" style:font-weight-complex="bold"/>
    </style:style>
    <style:style style:name="T22" style:family="text">
      <style:text-properties officeooo:rsid="00259341"/>
    </style:style>
    <style:style style:name="T23" style:family="text">
      <style:text-properties officeooo:rsid="0025ed61"/>
    </style:style>
    <style:style style:name="T24" style:family="text">
      <style:text-properties officeooo:rsid="0025ed61" fo:background-color="#ffff00" loext:char-shading-value="0"/>
    </style:style>
    <style:style style:name="T25" style:family="text">
      <style:text-properties officeooo:rsid="0011b450" fo:background-color="#ffff00" loext:char-shading-value="0"/>
    </style:style>
    <style:style style:name="T26" style:family="text">
      <style:text-properties officeooo:rsid="0011b450" fo:background-color="#ffff00" loext:char-shading-value="0"/>
    </style:style>
    <style:style style:name="T27" style:family="text">
      <style:text-properties officeooo:rsid="002f7c27" fo:background-color="#ffff00" loext:char-shading-value="0"/>
    </style:style>
    <style:style style:name="T28" style:family="text">
      <style:text-properties officeooo:rsid="002f7c27" fo:background-color="#ffff00" loext:char-shading-value="0"/>
    </style:style>
    <style:style style:name="T29" style:family="text">
      <style:text-properties officeooo:rsid="0031543a" fo:background-color="#ffff00" loext:char-shading-value="0"/>
    </style:style>
    <style:style style:name="T30" style:family="text">
      <style:text-properties officeooo:rsid="0031543a" fo:background-color="#ffff00" loext:char-shading-value="0"/>
    </style:style>
    <style:style style:name="T31" style:family="text">
      <style:text-properties officeooo:rsid="00266525"/>
    </style:style>
    <style:style style:name="T32" style:family="text">
      <style:text-properties officeooo:rsid="00298d9d"/>
    </style:style>
    <style:style style:name="T33" style:family="text">
      <style:text-properties officeooo:rsid="002bd3ff"/>
    </style:style>
    <style:style style:name="T34" style:family="text">
      <style:text-properties officeooo:rsid="002c8ae5"/>
    </style:style>
    <style:style style:name="T35" style:family="text">
      <style:text-properties officeooo:rsid="002f7c27"/>
    </style:style>
    <style:style style:name="T36" style:family="text">
      <style:text-properties officeooo:rsid="00303df4"/>
    </style:style>
    <style:style style:name="T37" style:family="text">
      <style:text-properties officeooo:rsid="003040ee"/>
    </style:style>
    <style:style style:name="T38" style:family="text">
      <style:text-properties officeooo:rsid="0031543a"/>
    </style:style>
    <style:style style:name="T39" style:family="text">
      <style:text-properties officeooo:rsid="003366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39">Hello, everyone. My name is Mei-Shin Wu. I am a PhD student at the Max Planck Institute for the Science of human history. And today, I am going to present our <text:s/><text:span text:style-name="T32">w</text:span>orkflow(s) for computer-assisted language comparison.</text:p>
      <text:p text:style-name="P1"/>
      <text:p text:style-name="P5"># introduction (1/)</text:p>
      <text:p text:style-name="P5">What is the <text:span text:style-name="T32">meaning</text:span> of “computer-assisted”? and what’s the differences bewteen “computational approach” and “computer-assisted approach”?</text:p>
      <text:p text:style-name="P5">I will elaborate on the ideas in this section. </text:p>
      <text:p text:style-name="P5"/>
      <text:p text:style-name="P1"># our team (<text:span text:style-name="T3">1/</text:span>1 )</text:p>
      <text:p text:style-name="P1">Before <text:span text:style-name="T3">we dive in</text:span>, I would like to introduce our team first. </text:p>
      <text:p text:style-name="P1">We are an ERC funded project group "computer-Assisted Language Comparison". Our team consists of people with experience in computational topics, <text:span text:style-name="T32">which would be </text:span>Mattis, our group leader, Tiago and me (point to the photo) as well as classical linguistic topics, <text:span text:style-name="T32">which</text:span> Nathana<text:span text:style-name="T32">el</text:span>, Yunfan and again, Mattis <text:span text:style-name="T32">are working on </text:span>(point to the photo).</text:p>
      <text:p text:style-name="P1"/>
      <text:p text:style-name="P2"># introduction-<text:span text:style-name="T14">The Gap between Computational and Traditional Historical Linguistics</text:span> (<text:span text:style-name="T3">1</text:span>/<text:span text:style-name="T3">2</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7"># introduction-<text:span text:style-name="T14">The Gap between Computational and Traditional Historical Linguistics</text:span> (1/3)</text:p>
      <text:p text:style-name="P6">With constant refinements, the comparative method has been applied to several linguistic families <text:span text:style-name="T33">for </text:span><text:span text:style-name="T7">many decades</text:span><text:span text:style-name="T4">. However …</text:span></text:p>
      <text:p text:style-name="P6"/>
      <text:p text:style-name="P9"># introducrtion-<text:span text:style-name="T14">The Gap between Computational and Traditional Historical Linguistics</text:span> (1/4)</text:p>
      <text:p text:style-name="P8">Our knowledge of many language families in the world remains fuzzy. Wh<text:span text:style-name="T5">y</text:span> so? <text:line-break/></text:p>
      <text:p text:style-name="P10"># introduction–<text:span text:style-name="T13">what is the computer-assisted approach</text:span> (1/5)</text:p>
      <text:p text:style-name="P12"><text:span text:style-name="T4">Because the traditional methods rely on linguists manually inspecting </text:span>hundreds of entries <text:span text:style-name="T5">in order to find the cognates and summarising sound correspondence patterns. This method requires not only solid linguistic knowledge, but also experience</text:span>. <text:s/></text:p>
      <text:p text:style-name="P11"><text:span text:style-name="T34">This method is capable of achieving high accuracy, but </text:span>tedious <text:span text:style-name="T10">and extremely slow</text:span>, I am sure that <text:span text:style-name="T9">many </text:span>of you understand the pain <text:span text:style-name="T5">very </text:span>well. <text:span text:style-name="T34">Besides inefficiency, the lack of consistency is also one of the problem.</text:span></text:p>
      <text:p text:style-name="P29">On the other hand, computer applications <text:span text:style-name="T34">are</text:span> efficient and consistent, but the applications are not capable of replacing experts’ experience and intuition completely. Therefore, in a situation where computers cannot replace experts, and experts do not have enough time to analyse the massive amounts of data. (click, next page)</text:p>
      <text:p text:style-name="P13"/>
      <text:p text:style-name="P14"># introduction-<text:span text:style-name="T14">Computer-Assisted Disciplines</text:span> (1/<text:span text:style-name="T11">6</text:span>)</text:p>
      <text:p text:style-name="P16">a new framework, neither completely computer-driven, nor ignorant of the help computers provide, becomes urgent. <text:span text:style-name="T12">The computer applications process large datasets and deliver convincing results, and experts can evaluate and refine the output and then interpret the results.</text:span></text:p>
      <text:p text:style-name="P13"/>
      <text:p text:style-name="P18">#introduction-Computer-Assisted Disciplines (1/7)</text:p>
      <text:p text:style-name="P17"><text:span text:style-name="T12">The idea of a ‘’computer-assisted’’ framework has already been applied to biology and natural language translation. Following the idea of computer-assisted frameworks in bioinformatics, a framework for computer-assisted language comparison (CALC) could be the key to reconcile classical and computational approaches in historical linguistics. The basic idea behind </text:span><text:span text:style-name="T8">computer-</text:span><text:soft-page-break/><text:span text:style-name="T8">assisted</text:span><text:span text:style-name="T12"> as op</text:span><text:span text:style-name="T26">`</text:span><text:span text:style-name="T12">posed to </text:span><text:span text:style-name="T8">computer-based</text:span><text:span text:style-name="T12"> language comparison is to allow scholars to do </text:span><text:span text:style-name="T26">`</text:span><text:span text:style-name="T12">qualitative and</text:span></text:p>
      <text:p text:style-name="P19"><text:span text:style-name="T28">`</text:span>quantitative research at the same time. </text:p>
      <text:p text:style-name="P19">The workflow has the following characteristics (read the slides.)</text:p>
      <text:p text:style-name="P15"/>
      <text:p text:style-name="P1"># introduction-<text:span text:style-name="T15">The goa</text:span>ls <text:span text:style-name="T15">(1</text:span>/<text:span text:style-name="T14">8</text:span>)</text:p>
      <text:p text:style-name="P30">In this talk, I will walk you through every step of our workflow and demonstrate the usage of some important applications with help of a dataset on Hmong-Mien languages, which has <text:span text:style-name="T36">not previously </text:span>been analyzed in this way. Our illustration is furthermore accompanied by Python code and instructions on how to make use of additional web-based tools we developed, so that users can replicate our workflow or a<text:span text:style-name="T36">djust</text:span> it for their own purposes.</text:p>
      <text:p text:style-name="P1"/>
      <text:p text:style-name="P20"># workflows of computer-assisted langauge comparison-overview (2/)</text:p>
      <text:p text:style-name="P22">Our workflow<text:span text:style-name="T36">s</text:span> for computer-assisted language comparison have so far been intensively tested on a small set of 8 Burmish languages, <text:span text:style-name="T16">which we investigated in collaboration with Nathan Hill, who</text:span></text:p>
      <text:p text:style-name="P23">was responsible for the qualita<text:span text:style-name="T37">[ə]</text:span>tive investigation of the data and for the common discussion of new computer-assisted methods which were then implemented by Mattis List. <text:span text:style-name="T37">You can see the title of the paper here.</text:span></text:p>
      <text:p text:style-name="P23">Our experience with this Burmish project allows us to set up this workflow that starts from raw data to the explicit identification of correspondence patterns across multiple languages. At the moment,</text:p>
      <text:p text:style-name="P23">List and Hill develop the workflow further to account also for (semi)-automatic reconstructions, but</text:p>
      <text:p text:style-name="P23">in this talk, only the identification of correspondence patterns will be discussed.</text:p>
      <text:p text:style-name="P1"/>
      <text:p text:style-name="P21"># workflows of computer-assisted langauge comparison-<text:span text:style-name="T16">detail of the workflows</text:span> (2/<text:span text:style-name="T16">1</text:span>)</text:p>
      <text:p text:style-name="P24"><text:span text:style-name="T18">This picture presents the full workflow, it</text:span> comprises 5 different stages <text:span text:style-name="T18">at this moment</text:span>, in which we suc<text:span text:style-name="T30">`</text:span>cessively lift linguistic data from their raw form up to a level where correspondence patterns across cognate words have been automatically identified and can be <text:span text:style-name="T38">`</text:span>qualitatively inspected by the scholar. <text:span text:style-name="T17">Some technical terms on this picture may looks unfamiliar to you, but I assure you that the ideas behind these applications are actually being practiced by linguists for quite some time already. </text:span>I will <text:span text:style-name="T18">elaborate these notions in detail, and we also give detail information in the hand out in case that you are lost. <text:line-break/>The five stages consist of </text:span>converting data to machine-readable data, including <text:span text:style-name="T17">segmentation. Inferring the partial cognate sets from the segmented data, here I will tell you what partial cognates are. Then we introduce a new alignment method, which is called “template-based alignment”. The aligment results can help us find cross-semantic cognates. Finally, we use these strict cognates and aligned phonemes to identify the sound correspondence patterns. </text:span></text:p>
      <text:p text:style-name="P1"/>
      <text:p text:style-name="P1"># <text:span text:style-name="T19">workflows of computer-assisted language comparison-mateiral and methods for the workflow illustration (2/2)</text:span></text:p>
      <text:p text:style-name="P25"/>
      <text:p text:style-name="P26">The data we use to illustrate our workflow was originally collected by 陳其光, and later added in digital form to the Wiktionary project. Chén's collection of <text:span text:style-name="T6">frequent terms</text:span> comprises 885 different concepts translated into 25 varieties of Hmong-Mien. <text:span text:style-name="T20">In this talk, we extract 10 Hmong-Mien languages for the demonstration, and the map here presents the geographical locations of these languages.</text:span></text:p>
      <text:p text:style-name="P1"/>
      <text:p text:style-name="P4"># <text:span text:style-name="T19">workflows of computer-assisted language comparison-From raw data to machine-readable data (2/3)</text:span></text:p>
      <text:p text:style-name="P3"/>
      <text:p text:style-name="P27">Here, we contrast one exemplary page from Chéns book with the data as it has been prepared by the Wiktionary users. <text:s/>We can see that the data is essentially the same, but that the rows and columns of the tabular form have been swapped.</text:p>
      <text:p text:style-name="P27"><text:soft-page-break/></text:p>
      <text:p text:style-name="P28"># <text:s/><text:span text:style-name="T19">workflows of computer-assisted language comparison-From raw data to machine-readable data </text:span>(2/4)</text:p>
      <text:p text:style-name="P28"/>
      <text:p text:style-name="P28"><text:span text:style-name="T39">I</text:span>n this type of wide format <text:span text:style-name="T39">you often </text:span>synonyms <text:span text:style-name="T39">in the same cell with a separator sign</text:span>. <text:span text:style-name="T21">(action)</text:span>Comma, semicolon or | are frequently seen to separate two words in one cell. This may look clear to human eyes but it will confuse the computer algorithms <text:span text:style-name="T39">in</text:span>to recognis<text:span text:style-name="T39">ing</text:span> them as one word. </text:p>
      <text:p text:style-name="P28"/>
      <text:p text:style-name="P32">(action is to type <text:s text:c="4"/>, ; and | in the cell) </text:p>
      <text:p text:style-name="P28"/>
      <text:p text:style-name="P28"># <text:span text:style-name="T19">workflows of computer-assisted language comparison-From raw data to machine-readable data </text:span>(2/5)</text:p>
      <text:p text:style-name="P28">We transform the wide format to a <text:span text:style-name="T6">wordlist</text:span> format. Each entry consists of a unique id, language name (Doculect), concept, if it’s not english then you can translate it into english, and also value is the graphemes. synonyms are separated into two rows. </text:p>
      <text:p text:style-name="P28"/>
      <text:p text:style-name="P34">When linguists search for <text:span text:style-name="T22">sound correspondences</text:span>, they <text:span text:style-name="T22">compare</text:span> the phonemes. <text:span text:style-name="T22">But computer does not know which phoneme is which, so we have to segment it. The most straightforward way is to segment by hand. </text:span><text:span text:style-name="T21">(action)</text:span></text:p>
      <text:p text:style-name="P34"/>
      <text:p text:style-name="P33">(action is to type : ) </text:p>
      <text:p text:style-name="P36"><text:span text:style-name="T23">tsja³¹ → t</text:span>ɕ <text:span text:style-name="T22">(U+0255)a ³(U+00b3)¹(U+00b9) → tɕ a ³¹</text:span></text:p>
      <text:p text:style-name="P37">ʔ (U+0294)</text:p>
      <text:p text:style-name="P37">⁵ <text:s/>(U+2075)</text:p>
      <text:p text:style-name="P37">⁴ <text:s/>(U+2074)</text:p>
      <text:p text:style-name="P37">lh (U+026C)</text:p>
      <text:p text:style-name="P35"><text:span text:style-name="T24">ng(U+014b)</text:span><text:line-break/><text:line-break/># <text:span text:style-name="T19">workflows of computer-assisted language comparison-From raw data to machine-readable data </text:span>(2/<text:span text:style-name="T31">6</text:span>)</text:p>
      <text:p text:style-name="P35"><text:span text:style-name="T31">(Read the slide)</text:span></text:p>
      <text:p text:style-name="P35"/>
      <text:p text:style-name="P35"><text:span text:style-name="T31">#workflows of computer-assisted language comparison-From raw data to machine-readable data </text:span>(2/<text:span text:style-name="T31">7</text:span>)</text:p>
      <text:p text:style-name="P35"><text:span text:style-name="T31">(Read the slide)</text:span></text:p>
      <text:p text:style-name="P38">I will later show you an interactive tool that can confirm if your orthography profile is working will and help to tokenize the grapheme.</text:p>
      <text:p text:style-name="P35"><text:span text:style-name="T31">#workflows of computer-assisted language comparison-From raw data to machine-readable data </text:span>(2/<text:span text:style-name="T31">8</text:span>)</text:p>
      <text:p text:style-name="P38"/>
      <text:p text:style-name="P3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15T16:26:28.992945990</dc:date>
    <meta:editing-duration>PT3H20M55S</meta:editing-duration>
    <meta:editing-cycles>28</meta:editing-cycles>
    <meta:generator>LibreOffice/5.1.6.2$Linux_X86_64 LibreOffice_project/10m0$Build-2</meta:generator>
    <meta:document-statistic meta:table-count="0" meta:image-count="0" meta:object-count="0" meta:page-count="3" meta:paragraph-count="57" meta:word-count="1262" meta:character-count="8289" meta:non-whitespace-character-count="7066"/>
  </office:meta>
</office:document-meta>
</file>